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5f86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065f86" style:font-size-asian="10pt" style:font-size-complex="10pt"/>
    </style:style>
    <style:style style:name="P4" style:family="paragraph" style:parent-style-name="Standard">
      <style:text-properties fo:font-size="10pt" officeooo:paragraph-rsid="000bc6ec" style:font-size-asian="10pt" style:font-size-complex="10pt"/>
    </style:style>
    <style:style style:name="P5" style:family="paragraph" style:parent-style-name="Standard">
      <style:text-properties fo:font-size="10pt" officeooo:paragraph-rsid="000d291a" style:font-size-asian="10pt" style:font-size-complex="10pt"/>
    </style:style>
    <style:style style:name="P6" style:family="paragraph" style:parent-style-name="Preformatted_20_Text">
      <style:text-properties fo:color="#c9211e" fo:font-size="10pt" officeooo:paragraph-rsid="00065f86" style:font-size-asian="10pt" style:font-size-complex="10pt"/>
    </style:style>
    <style:style style:name="P7" style:family="paragraph" style:parent-style-name="Preformatted_20_Text">
      <style:text-properties fo:font-variant="normal" fo:text-transform="none" fo:color="#1f2328" style:font-name="ui-monospace1" fo:font-size="7.19999980926514pt" fo:letter-spacing="normal" fo:font-style="normal" fo:font-weight="normal" officeooo:paragraph-rsid="00065f86" style:font-size-asian="10pt" style:font-size-complex="10pt"/>
    </style:style>
    <style:style style:name="P8" style:family="paragraph" style:parent-style-name="Preformatted_20_Text">
      <style:paragraph-properties fo:margin-top="0cm" fo:margin-bottom="0cm" loext:contextual-spacing="false" fo:orphans="2" fo:widows="2"/>
    </style:style>
    <style:style style:name="P9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1f2328" style:font-name="ui-monospace1" fo:font-size="7.19999980926514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1f2328" style:font-name="ui-monospace1" fo:font-size="7.19999980926514pt" fo:letter-spacing="normal" fo:font-style="normal" fo:font-weight="normal" officeooo:paragraph-rsid="00141381"/>
    </style:style>
    <style:style style:name="P11" style:family="paragraph" style:parent-style-name="Standard">
      <style:text-properties fo:font-variant="normal" fo:text-transform="none" fo:color="#000000" style:font-name="Open Sans" fo:font-size="9.60000038146973pt" fo:letter-spacing="normal" fo:font-style="normal" fo:font-weight="normal" officeooo:paragraph-rsid="000d291a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0065f86" style:font-size-asian="10pt" style:font-size-complex="10pt"/>
    </style:style>
    <style:style style:name="P14" style:family="paragraph" style:parent-style-name="Standard">
      <style:text-properties fo:font-size="10pt" officeooo:paragraph-rsid="000a63b1" style:font-size-asian="10pt" style:font-size-complex="10pt"/>
    </style:style>
    <style:style style:name="P15" style:family="paragraph" style:parent-style-name="Standard">
      <style:text-properties fo:font-size="10pt" officeooo:paragraph-rsid="00124e07" style:font-size-asian="10pt" style:font-size-complex="10pt"/>
    </style:style>
    <style:style style:name="P16" style:family="paragraph" style:parent-style-name="Standard">
      <style:text-properties fo:color="#ff8000" fo:font-size="10pt" fo:font-weight="bold" officeooo:paragraph-rsid="00124e07" style:font-weight-asian="bold" style:font-weight-complex="bold"/>
    </style:style>
    <style:style style:name="P17" style:family="paragraph" style:parent-style-name="Standard">
      <style:text-properties fo:color="#ff8000" fo:font-size="10pt" fo:font-weight="normal" officeooo:paragraph-rsid="00065f86" style:font-weight-asian="normal" style:font-weight-complex="normal"/>
    </style:style>
    <style:style style:name="P18" style:family="paragraph" style:parent-style-name="Standard">
      <style:text-properties fo:color="#c9211e" fo:font-size="10pt" officeooo:paragraph-rsid="00065f86" style:font-size-asian="10pt" style:font-size-complex="10pt"/>
    </style:style>
    <style:style style:name="T1" style:family="text">
      <style:text-properties officeooo:rsid="00065f86"/>
    </style:style>
    <style:style style:name="T2" style:family="text">
      <style:text-properties fo:color="#999999"/>
    </style:style>
    <style:style style:name="T3" style:family="text">
      <style:text-properties fo:color="#999999" officeooo:rsid="00065f86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9d7f2" style:font-size-asian="10pt" style:font-size-complex="10pt"/>
    </style:style>
    <style:style style:name="T6" style:family="text">
      <style:text-properties fo:font-variant="normal" fo:text-transform="none" fo:color="#000000" style:font-name="Open Sans" fo:font-size="9.60000038146973pt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9.60000038146973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style:font-name="Open Sans" fo:font-size="9.60000038146973pt" fo:letter-spacing="normal" fo:font-style="normal" fo:font-weight="normal" officeooo:rsid="000d291a" style:font-size-asian="10pt" style:font-size-complex="10pt"/>
    </style:style>
    <style:style style:name="T9" style:family="text">
      <style:text-properties fo:font-variant="normal" fo:text-transform="none" fo:color="#000000" style:font-name="Open Sans" fo:font-size="9.60000038146973pt" fo:letter-spacing="normal" fo:font-style="normal" fo:font-weight="normal" officeooo:rsid="000edf63"/>
    </style:style>
    <style:style style:name="T10" style:family="text">
      <style:text-properties fo:font-variant="normal" fo:text-transform="none" fo:color="#1f2328" style:font-name="apple-system" fo:font-size="9.60000038146973pt" fo:letter-spacing="normal" fo:font-style="normal"/>
    </style:style>
    <style:style style:name="T11" style:family="text">
      <style:text-properties fo:font-variant="normal" fo:text-transform="none" fo:color="#1f2328" style:font-name="Liberation Serif" fo:font-size="9.60000038146973pt" fo:letter-spacing="normal" fo:font-style="normal"/>
    </style:style>
    <style:style style:name="T12" style:family="text">
      <style:text-properties fo:font-variant="normal" fo:text-transform="none" fo:color="#1f2328" style:font-name="Liberation Serif" fo:font-size="9.60000038146973pt" fo:letter-spacing="normal" fo:font-style="normal" officeooo:rsid="00124e07"/>
    </style:style>
    <style:style style:name="T13" style:family="text">
      <style:text-properties fo:font-variant="normal" fo:text-transform="none" fo:color="#1f2328" style:font-name="ui-monospace1" fo:font-size="7.19999980926514pt" fo:letter-spacing="normal" fo:font-style="normal" fo:font-weight="normal"/>
    </style:style>
    <style:style style:name="T14" style:family="text">
      <style:text-properties fo:font-variant="normal" fo:text-transform="none" fo:color="#1f2328" style:text-line-through-style="none" style:text-line-through-type="none" style:font-name="ui-monospace1" fo:font-size="7.19999980926514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color="#ff8000" fo:font-size="10pt" fo:font-weight="bold" style:font-weight-asian="bold" style:font-weight-complex="bold"/>
    </style:style>
    <style:style style:name="T16" style:family="text">
      <style:text-properties officeooo:rsid="000a63b1"/>
    </style:style>
    <style:style style:name="T17" style:family="text">
      <style:text-properties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-get install gawk wget git-core diffstat unzip texinfo gcc-multilib build-essential chrpath socat libsdl1.2-dev</text:p>
      <text:p text:style-name="P4">sudo apt-get install libsdl1.2-dev xterm sed cvs subversion coreutils texi2html docbook-utils python-pysqlite2 help2man make gcc g++ desktop-file-utils sudo apt-get install libgl1-mesa-dev libglu1-mesa-dev mercurial autoconf automake groff curl lzop asciidoc u-boot-tools</text:p>
      <text:p text:style-name="P2"/>
      <text:p text:style-name="P18"><text:a xlink:type="simple" xlink:href="https://github.com/Carlstone/fsl-arm-yocto-bsp" text:style-name="Internet_20_link" text:visited-style-name="Visited_20_Internet_20_Link">https://github.com/Carlstone/fsl-arm-yocto-bsp</text:a></text:p>
      <text:p text:style-name="P18"/>
      <text:p text:style-name="P7">$: mkdir ~/bin</text:p>
      <text:p text:style-name="P8"><text:span text:style-name="T13">$: curl </text:span><text:a xlink:type="simple" xlink:href="http://commondatastorage.googleapis.com/git-repo-downloads/repo" text:style-name="Internet_20_link" text:visited-style-name="Visited_20_Internet_20_Link"><text:span text:style-name="T14">http://commondatastorage.googleapis.com/git-repo-downloads/repo</text:span></text:a><text:span text:style-name="T13"> <text:s/>&gt; ~/bin/repo</text:span></text:p>
      <text:p text:style-name="P9">$: chmod a+x ~/bin/repo</text:p>
      <text:p text:style-name="P9">$: PATH=${PATH}:~/bin</text:p>
      <text:p text:style-name="P6"><text:span text:style-name="T13"/></text:p>
      <text:p text:style-name="P7">Download the Yocto Project Environment into your directory:</text:p>
      <text:p text:style-name="P9">-----------------------------------------------------------</text:p>
      <text:p text:style-name="P9">$: mkdir fsl-arm-yocto-bsp</text:p>
      <text:p text:style-name="P9">$: cd fsl-arm-yocto-bsp</text:p>
      <text:p text:style-name="P9">$: repo init -u git://git.freescale.com/imx/fsl-arm-yocto-bsp.git -b imx-4.1-krogoth [-m &lt;manifest&gt;]</text:p>
      <text:p text:style-name="P10">$: repo init -u git://git.freescale.com/imx/fsl-arm-yocto-bsp.git -b imx-4.1-krogoth -m default.xml</text:p>
      <text:p text:style-name="P9"/>
      <text:p text:style-name="P9">$: repo sync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0T14:06:49.098696875</dc:date>
    <meta:editing-duration>PT39M13S</meta:editing-duration>
    <meta:editing-cycles>16</meta:editing-cycles>
    <meta:document-statistic meta:table-count="0" meta:image-count="0" meta:object-count="0" meta:page-count="1" meta:paragraph-count="14" meta:word-count="95" meta:character-count="957" meta:non-whitespace-character-count="875"/>
  </office:meta>
</office:document-meta>
</file>